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4mm"/>
    </style:style>
    <style:style style:name="co2" style:family="table-column">
      <style:table-column-properties fo:break-before="auto" style:column-width="109.66mm"/>
    </style:style>
    <style:style style:name="co3" style:family="table-column">
      <style:table-column-properties fo:break-before="auto" style:column-width="65.25mm"/>
    </style:style>
    <style:style style:name="co4" style:family="table-column">
      <style:table-column-properties fo:break-before="auto" style:column-width="36.87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24.38mm"/>
    </style:style>
    <style:style style:name="co11" style:family="table-column">
      <style:table-column-properties fo:break-before="auto" style:column-width="12.28mm"/>
    </style:style>
    <style:style style:name="co12" style:family="table-column">
      <style:table-column-properties fo:break-before="auto" style:column-width="14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1.34mm"/>
    </style:style>
    <style:style style:name="co15" style:family="table-column">
      <style:table-column-properties fo:break-before="auto" style:column-width="9.24mm"/>
    </style:style>
    <style:style style:name="co16" style:family="table-column">
      <style:table-column-properties fo:break-before="auto" style:column-width="35.4mm"/>
    </style:style>
    <style:style style:name="co17" style:family="table-column">
      <style:table-column-properties fo:break-before="auto" style:column-width="14.31mm"/>
    </style:style>
    <style:style style:name="co18" style:family="table-column">
      <style:table-column-properties fo:break-before="auto" style:column-width="37.61mm"/>
    </style:style>
    <style:style style:name="co19" style:family="table-column">
      <style:table-column-properties fo:break-before="auto" style:column-width="43.04mm"/>
    </style:style>
    <style:style style:name="co20" style:family="table-column">
      <style:table-column-properties fo:break-before="auto" style:column-width="4.92mm"/>
    </style:style>
    <style:style style:name="co21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9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ro4" style:family="table-row">
      <style:table-row-properties style:row-height="6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middle"/>
    </style:style>
    <style:style style:name="ce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cccc" fo:border="0.06pt solid #000000" style:vertical-align="middle"/>
    </style:style>
    <style:style style:name="ce6" style:family="table-cell" style:parent-style-name="Default">
      <style:table-cell-properties fo:background-color="#999999" fo:border="0.06pt solid #000000"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13"/>
      <style:map style:condition="cell-content()=&quot;Terminée&quot;" style:apply-style-name="EtatVert" style:base-cell-address="'Sprint 1'.D13"/>
      <style:map style:condition="cell-content()=&quot;Pas commencée&quot;" style:apply-style-name="EtatRouge" style:base-cell-address="'Sprint 1'.D13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1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14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999999" fo:border="0.06pt solid #000000"/>
    </style:style>
    <style:style style:name="ce26" style:family="table-cell" style:parent-style-name="Default" style:data-style-name="N38">
      <style:table-cell-properties style:text-align-source="fix" style:repeat-content="false" style:vertical-align="middle"/>
      <style:paragraph-properties fo:text-align="end" fo:margin-left="0mm"/>
    </style:style>
    <style:style style:name="ce27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8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9" style:family="table-cell" style:parent-style-name="Default"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2.D5"/>
      <style:map style:condition="cell-content()=&quot;Terminée&quot;" style:apply-style-name="EtatVert" style:base-cell-address="Sprint2.D5"/>
      <style:map style:condition="cell-content()=&quot;Pas commencée&quot;" style:apply-style-name="EtatRouge" style:base-cell-address="Sprint2.D5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5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13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14"/>
    </style:style>
    <style:style style:name="ce49" style:family="table-cell" style:parent-style-name="Default">
      <style:table-cell-properties fo:background-color="#b2b2b2" fo:wrap-option="wrap" fo:border="0.06pt solid #000000" style:vertical-align="middle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14"/>
      <style:map style:condition="cell-content()=&quot;Terminée&quot;" style:apply-style-name="EtatVert" style:base-cell-address="Sprint3.D14"/>
      <style:map style:condition="cell-content()=&quot;Pas commencée&quot;" style:apply-style-name="EtatRouge" style:base-cell-address="Sprint3.D14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3.D14"/>
      <style:map style:condition="cell-content()=&quot;Terminée&quot;" style:apply-style-name="EtatVert" style:base-cell-address="Sprint3.D14"/>
      <style:map style:condition="cell-content()=&quot;Pas commencée&quot;" style:apply-style-name="EtatRouge" style:base-cell-address="Sprint3.D14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14"/>
      <style:map style:condition="cell-content()=&quot;Terminée&quot;" style:apply-style-name="EtatVert" style:base-cell-address="Sprint3.D14"/>
      <style:map style:condition="cell-content()=&quot;Pas commencée&quot;" style:apply-style-name="EtatRouge" style:base-cell-address="Sprint3.D14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14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14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14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5"/>
      <style:map style:condition="cell-content()=&quot;Terminée&quot;" style:apply-style-name="EtatVert" style:base-cell-address="Sprint4.D5"/>
      <style:map style:condition="cell-content()=&quot;Pas commencée&quot;" style:apply-style-name="EtatRouge" style:base-cell-address="Sprint4.D5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6"/>
      <style:map style:condition="cell-content()=&quot;Terminée&quot;" style:apply-style-name="EtatVert" style:base-cell-address="Sprint4.D6"/>
      <style:map style:condition="cell-content()=&quot;Pas commencée&quot;" style:apply-style-name="EtatRouge" style:base-cell-address="Sprint4.D6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5"/>
      <style:map style:condition="cell-content()=&quot;Terminée&quot;" style:apply-style-name="EtatVert" style:base-cell-address="Sprint4.D5"/>
      <style:map style:condition="cell-content()=&quot;Pas commencée&quot;" style:apply-style-name="EtatRouge" style:base-cell-address="Sprint4.D5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Sprint4.D8"/>
      <style:map style:condition="cell-content()=&quot;Terminée&quot;" style:apply-style-name="EtatVert" style:base-cell-address="Sprint4.D8"/>
      <style:map style:condition="cell-content()=&quot;Pas commencée&quot;" style:apply-style-name="EtatRouge" style:base-cell-address="Sprint4.D8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10"/>
      <style:map style:condition="cell-content()=&quot;Terminée&quot;" style:apply-style-name="EtatVert" style:base-cell-address="Sprint4.D10"/>
      <style:map style:condition="cell-content()=&quot;Pas commencée&quot;" style:apply-style-name="EtatRouge" style:base-cell-address="Sprint4.D10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10"/>
      <style:map style:condition="cell-content()=&quot;Terminée&quot;" style:apply-style-name="EtatVert" style:base-cell-address="Sprint4.D10"/>
      <style:map style:condition="cell-content()=&quot;Pas commencée&quot;" style:apply-style-name="EtatRouge" style:base-cell-address="Sprint4.D10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5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6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5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8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8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10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10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10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5"/>
      <style:map style:condition="cell-content()=&quot;Terminée&quot;" style:apply-style-name="EtatVert" style:base-cell-address="Sprint5.D5"/>
      <style:map style:condition="cell-content()=&quot;Pas commencée&quot;" style:apply-style-name="EtatRouge" style:base-cell-address="Sprint5.D5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5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5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5.F5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rminée&quot;;&quot;En cours&quot;;&quot;Pas commencée&quot;)" table:allow-empty-cell="false" table:display-list="unsorted" table:base-cell-address="'Sprint 1'.D4">
          <table:error-message table:message-type="stop" table:display="true"/>
        </table:content-validation>
      </table:content-validations>
      <table:table table:name="Sprint 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column table:style-name="co4" table:default-cell-style-name="ce15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2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9/01/2017 au 20/01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Default" table:formula="of:=['Calcul des heures'.K2]" office:value-type="float" office:value="156" calcext:value-type="float">
            <text:p>156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Mise en place des outils de développement. Choix de librairies, mise en place du projet.</text:p>
          </table:table-cell>
          <table:table-cell office:value-type="string" calcext:value-type="string">
            <text:p>Installation IDE Android Studio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4:.J4])" office:value-type="float" office:value="3" calcext:value-type="float">
            <text:p>3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'Sprint 1'.C4:.C978])" office:value-type="float" office:value="145" calcext:value-type="float">
            <text:p>145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réation du projet de bas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5:.J5])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style-name="ce25" office:value-type="string" calcext:value-type="string">
            <text:p>Total réel :</text:p>
          </table:table-cell>
          <table:table-cell table:style-name="ce27" table:formula="of:=SUM(['Sprint 1'.E4:.E978])" office:value-type="float" office:value="140" calcext:value-type="float">
            <text:p>14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ise en place sur GitHub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6:.J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6" table:formula="of:=NOW()" office:value-type="date" office:date-value="2017-03-10T13:29:35.749131" calcext:value-type="date" table:number-columns-spanned="3" table:number-rows-spanned="1">
            <text:p>vendredi 10 mars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Prise en main des outils android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7:.J7]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ise en place de la librairie SNMP4J dans le projet</text:p>
          </table:table-cell>
          <table:table-cell table:style-name="ce9" office:value-type="float" office:value="6" calcext:value-type="float">
            <text:p>6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8:.J8])" office:value-type="float" office:value="6" calcext:value-type="float">
            <text:p>6</text:p>
          </table:table-cell>
          <table:table-cell table:style-name="ce19"/>
          <table:table-cell table:number-columns-repeated="2" table:style-name="ce19" office:value-type="float" office:value="3" calcext:value-type="float">
            <text:p>3</text:p>
          </table:table-cell>
          <table:table-cell table:style-name="ce19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Un agent simple peut répondre par une valeur statique à des requêtes</text:p>
          </table:table-cell>
          <table:table-cell office:value-type="string" calcext:value-type="string">
            <text:p>Adaptation de la librairie SNMP4J à nos besoins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9:.J9])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u protocole SNMP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0:.J10])" office:value-type="float" office:value="37" calcext:value-type="float">
            <text:p>3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’un service android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1:.J11])"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ide de m.raievsky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Mise en plac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2:.J12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Création d’un agent SNMP statique</text:p>
          </table:table-cell>
          <table:table-cell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formula="of:=SUM(['Sprint 1'.F13:.J13])" office:value-type="float" office:value="3" calcext:value-type="float">
            <text:p>3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content-validation-name="val1" office:value-type="string" calcext:value-type="string">
            <text:p>Terminée</text:p>
          </table:table-cell>
          <table:table-cell table:style-name="ce16" table:formula="of:=SUM(['Sprint 1'.F14:.J14])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stocker et accéder aux données sollicitées</text:p>
          </table:table-cell>
          <table:table-cell office:value-type="string" calcext:value-type="string">
            <text:p>Listage des données à superviser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15:.J15])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ystème de stockage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6:.J1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Création des classes « feuilles » qui accèdent aux données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7:.J17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u dictionnaire de la MIB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8:.J1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Terminée</text:p>
          </table:table-cell>
          <table:table-cell table:style-name="ce16" table:formula="of:=SUM(['Sprint 1'.F19:.J19])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office:value-type="float" office:value="5" calcext:value-type="float">
            <text:p>5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ossède une interface de débogage</text:p>
          </table:table-cell>
          <table:table-cell office:value-type="string" calcext:value-type="string">
            <text:p>Création de l’activité d’accueil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20:.J20])" office:value-type="float" office:value="3" calcext:value-type="float">
            <text:p>3</text:p>
          </table:table-cell>
          <table:table-cell table:style-name="ce17" table:number-columns-repeated="3"/>
          <table:table-cell table:style-name="ce17" office:value-type="float" office:value="3" calcext:value-type="float">
            <text:p>3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es processus à surveill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1:.J21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réation de l’activité de listag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Création de l’activité d’affichage du contenu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3:.J23])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4" calcext:value-type="float">
            <text:p>4</text:p>
          </table:table-cell>
          <table:table-cell table:style-name="ce12" table:content-validation-name="val1" office:value-type="string" calcext:value-type="string">
            <text:p>En cours</text:p>
          </table:table-cell>
          <table:table-cell table:style-name="ce16" table:formula="of:=SUM(['Sprint 1'.F24:.J24])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5">
            <text:p>Le service peut émettre des TRAP</text:p>
          </table:table-cell>
          <table:table-cell table:style-name="ce6"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'Sprint 1'.F25:.J25])" office:value-type="float" office:value="0" calcext:value-type="float">
            <text:p>0</text:p>
          </table:table-cell>
          <table:table-cell table:style-name="ce17" table:number-columns-repeated="4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Développement de la fonction de recherche d’anomal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style-name="ce6" office:value-type="string" calcext:value-type="string">
            <text:p>Recherches sur le fonctionnement d’émission de TRAP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7:.J27]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Ajout de la fonctionnalité de la librairie SNMP4J de TRAP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8:.J28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covered-table-cell/>
          <table:table-cell table:style-name="ce6" office:value-type="string" calcext:value-type="string">
            <text:p>Tests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29:.J29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1" table:number-rows-spanned="3">
            <text:p>Documentation, tests, optimisation de l’application</text:p>
          </table:table-cell>
          <table:table-cell table:style-name="ce6" office:value-type="string" calcext:value-type="string">
            <text:p>Écriture de la javadoc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4" table:formula="of:=SUM(['Sprint 1'.F30:.J30])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3"/>
          <table:table-cell table:style-name="ce22"/>
          <table:table-cell table:number-columns-repeated="4"/>
        </table:table-row>
        <table:table-row table:style-name="ro3">
          <table:covered-table-cell/>
          <table:table-cell table:style-name="ce6" office:value-type="string" calcext:value-type="string">
            <text:p>Tester l’application sur les terminaux finaux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31:.J31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table:style-name="ce6" office:value-type="string" calcext:value-type="string">
            <text:p>Correction de l’application</text:p>
          </table:table-cell>
          <table:table-cell table:style-name="ce9" office:value-type="float" office:value="3" calcext:value-type="float">
            <text:p>3</text:p>
          </table:table-cell>
          <table:table-cell table:style-name="ce12" table:content-validation-name="val1" office:value-type="string" calcext:value-type="string">
            <text:p>Pas commencée</text:p>
          </table:table-cell>
          <table:table-cell table:style-name="ce16" table:formula="of:=SUM(['Sprint 1'.F32:.J32])" office:value-type="float" office:value="0" calcext:value-type="float">
            <text:p>0</text:p>
          </table:table-cell>
          <table:table-cell table:style-name="ce19" table:number-columns-repeated="4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'Sprint 1'.F4:.F32])" office:value-type="float" office:value="39" calcext:value-type="float">
            <text:p>39</text:p>
          </table:table-cell>
          <table:table-cell table:style-name="Default" table:formula="of:=SUM(['Sprint 1'.G4:.G32])" office:value-type="float" office:value="35" calcext:value-type="float">
            <text:p>35</text:p>
          </table:table-cell>
          <table:table-cell table:style-name="Default" table:formula="of:=SUM(['Sprint 1'.H4:.H32])" office:value-type="float" office:value="32" calcext:value-type="float">
            <text:p>32</text:p>
          </table:table-cell>
          <table:table-cell table:style-name="Default" table:formula="of:=SUM(['Sprint 1'.I4:.I32])" office:value-type="float" office:value="34" calcext:value-type="float">
            <text:p>3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webographie documentation commentée</text:p>
          </table:table-cell>
          <table:table-cell table:style-name="Default" table:number-columns-repeated="8"/>
          <table:table-cell table:number-columns-repeated="4"/>
        </table:table-row>
        <calcext:conditional-formats>
          <calcext:conditional-format calcext:target-range-address="'Sprint 1'.D15:'Sprint 1'.D32 'Sprint 1'.D4:'Sprint 1'.D12">
            <calcext:condition calcext:apply-style-name="EtatJaune" calcext:value="=&quot;En cours&quot;" calcext:base-cell-address="'Sprint 1'.D4"/>
            <calcext:condition calcext:apply-style-name="EtatVert" calcext:value="=&quot;Terminée&quot;" calcext:base-cell-address="'Sprint 1'.D4"/>
            <calcext:condition calcext:apply-style-name="EtatRouge" calcext:value="=&quot;Pas commencée&quot;" calcext:base-cell-address="'Sprint 1'.D4"/>
          </calcext:conditional-format>
          <calcext:conditional-format calcext:target-range-address="'Sprint 1'.F15:'Sprint 1'.I32 'Sprint 1'.F4:'Sprint 1'.I12 'Sprint 1'.G13:'Sprint 1'.G13">
            <calcext:condition calcext:apply-style-name="Gris" calcext:value="=&quot;&quot;" calcext:base-cell-address="'Sprint 1'.F4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H13:'Sprint 1'.I13 'Sprint 1'.F13:'Sprint 1'.F13">
            <calcext:condition calcext:apply-style-name="Gris" calcext:value="=&quot;&quot;" calcext:base-cell-address="'Sprint 1'.F13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H13:'Sprint 1'.I13 'Sprint 1'.F13:'Sprint 1'.F13">
            <calcext:condition calcext:apply-style-name="Gris" calcext:value="=&quot;&quot;" calcext:base-cell-address="'Sprint 1'.F13"/>
          </calcext:conditional-format>
          <calcext:conditional-format calcext:target-range-address="'Sprint 1'.F14:'Sprint 1'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ce23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3/01/2017 au 03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3]" office:value-type="float" office:value="40" calcext:value-type="float">
            <text:p>40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Adaptation de l’agent statique en agent dynamique avec utilisation de la MIB</text:p>
          </table:table-cell>
          <table:table-cell office:value-type="string" calcext:value-type="string">
            <text:p>Réutilisation de l’agent statique pour le rendre dynamique</text:p>
          </table:table-cell>
          <table:table-cell table:style-name="ce7" office:value-type="float" office:value="1" calcext:value-type="float">
            <text:p>1</text:p>
          </table:table-cell>
          <table:table-cell table:style-name="ce30" table:content-validation-name="val1" office:value-type="string" calcext:value-type="string">
            <text:p>Terminée</text:p>
          </table:table-cell>
          <table:table-cell table:style-name="ce14" table:formula="of:=SUM([Sprint2.F4:.J4])" office:value-type="float" office:value="1" calcext:value-type="float">
            <text:p>1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2.C4:.C96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Prise en main du protocole SNMP pour l’agent dynamique</text:p>
          </table:table-cell>
          <table:table-cell office:value-type="float" office:value="5" calcext:value-type="float">
            <text:p>5</text:p>
          </table:table-cell>
          <table:table-cell table:style-name="ce31" table:content-validation-name="val1" office:value-type="string" calcext:value-type="string">
            <text:p>Terminée</text:p>
          </table:table-cell>
          <table:table-cell table:formula="of:=SUM([Sprint2.F5:.J5])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/>
          <table:table-cell/>
          <table:table-cell table:style-name="ce25" office:value-type="string" calcext:value-type="string">
            <text:p>Total réel :</text:p>
          </table:table-cell>
          <table:table-cell table:style-name="ce27" table:formula="of:=SUM([Sprint2.E4:.E964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Adaptation de l’agent statique pour le rendre dynamique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En cours</text:p>
          </table:table-cell>
          <table:table-cell table:formula="of:=SUM([Sprint2.F6:.J6])" office:value-type="float" office:value="3" calcext:value-type="float">
            <text:p>3</text:p>
          </table:table-cell>
          <table:table-cell table:style-name="ce40"/>
          <table:table-cell table:style-name="ce40" office:value-type="float" office:value="3" calcext:value-type="float">
            <text:p>3</text:p>
          </table:table-cell>
          <table:table-cell table:style-name="ce40" table:number-columns-repeated="2"/>
          <table:table-cell/>
          <table:table-cell table:style-name="ce26" table:formula="of:=NOW()" office:value-type="date" office:date-value="2017-03-10T13:29:35.749986" calcext:value-type="date" table:number-columns-spanned="3" table:number-rows-spanned="1">
            <text:p>vendredi 10 mars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Lien avec la MIB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Terminée</text:p>
          </table:table-cell>
          <table:table-cell table:formula="of:=SUM([Sprint2.F7:.J7])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0" table:number-columns-repeated="3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style-name="ce31" table:content-validation-name="val1" office:value-type="string" calcext:value-type="string">
            <text:p>Pas commencée</text:p>
          </table:table-cell>
          <table:table-cell table:formula="of:=SUM([Sprint2.F8:.J8])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32" table:content-validation-name="val1" office:value-type="string" calcext:value-type="string">
            <text:p>En cours</text:p>
          </table:table-cell>
          <table:table-cell table:style-name="ce16" table:formula="of:=SUM([Sprint2.F9:.J9])" office:value-type="float" office:value="2" calcext:value-type="float">
            <text:p>2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Le service possède une interface de débogage (suite)</text:p>
          </table:table-cell>
          <table:table-cell office:value-type="string" calcext:value-type="string">
            <text:p>Finalisation de l’activité d’affichage des processus à surveiller</text:p>
          </table:table-cell>
          <table:table-cell table:style-name="ce7" office:value-type="float" office:value="1" calcext:value-type="float">
            <text:p>1</text:p>
          </table:table-cell>
          <table:table-cell table:style-name="ce33" table:content-validation-name="val1" office:value-type="string" calcext:value-type="string">
            <text:p>Terminée</text:p>
          </table:table-cell>
          <table:table-cell table:style-name="ce14" table:formula="of:=SUM([Sprint2.F10:.J10])" office:value-type="float" office:value="2" calcext:value-type="float">
            <text:p>2</text:p>
          </table:table-cell>
          <table:table-cell table:style-name="ce43" table:number-columns-repeated="3"/>
          <table:table-cell table:style-name="ce43" office:value-type="float" office:value="2" calcext:value-type="float">
            <text:p>2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e listage des échanges SNMP</text:p>
          </table:table-cell>
          <table:table-cell office:value-type="float" office:value="2" calcext:value-type="float">
            <text:p>2</text:p>
          </table:table-cell>
          <table:table-cell table:style-name="ce34" table:content-validation-name="val1" office:value-type="string" calcext:value-type="string">
            <text:p>En cours</text:p>
          </table:table-cell>
          <table:table-cell table:formula="of:=SUM([Sprint2.F11:.J11])" office:value-type="float" office:value="2" calcext:value-type="float">
            <text:p>2</text:p>
          </table:table-cell>
          <table:table-cell table:style-name="ce44" table:number-columns-repeated="3"/>
          <table:table-cell table:style-name="ce44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Finalisation de l’activité d’affichage du contenu de la MIB</text:p>
          </table:table-cell>
          <table:table-cell office:value-type="float" office:value="1" calcext:value-type="float">
            <text:p>1</text:p>
          </table:table-cell>
          <table:table-cell table:style-name="ce34" table:content-validation-name="val1" office:value-type="string" calcext:value-type="string">
            <text:p>Terminée</text:p>
          </table:table-cell>
          <table:table-cell table:formula="of:=SUM([Sprint2.F12:.J12])" office:value-type="float" office:value="2" calcext:value-type="float">
            <text:p>2</text:p>
          </table:table-cell>
          <table:table-cell table:style-name="ce44" table:number-columns-repeated="3"/>
          <table:table-cell table:style-name="ce44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En cours</text:p>
          </table:table-cell>
          <table:table-cell table:style-name="ce16" table:formula="of:=SUM([Sprint2.F13:.J13])" office:value-type="float" office:value="1" calcext:value-type="float">
            <text:p>1</text:p>
          </table:table-cell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24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émettre des TRAP (suite)</text:p>
          </table:table-cell>
          <table:table-cell office:value-type="string" calcext:value-type="string">
            <text:p>Listage des données majeures à surveiller ainsi que leur seuil</text:p>
          </table:table-cell>
          <table:table-cell table:style-name="ce7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Terminée</text:p>
          </table:table-cell>
          <table:table-cell table:style-name="ce14" table:formula="of:=SUM([Sprint2.F14:.J14])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Développement de la fonction de recherche d’anomalie</text:p>
          </table:table-cell>
          <table:table-cell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En cours</text:p>
          </table:table-cell>
          <table:table-cell table:formula="of:=SUM([Sprint2.F15:.J15])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Recherches sur le fonctionnement d’émission de TRAP</text:p>
          </table:table-cell>
          <table:table-cell office:value-type="float" office:value="4" calcext:value-type="float">
            <text:p>4</text:p>
          </table:table-cell>
          <table:table-cell table:style-name="ce37" table:content-validation-name="val1" office:value-type="string" calcext:value-type="string">
            <text:p>En cours</text:p>
          </table:table-cell>
          <table:table-cell table:formula="of:=SUM([Sprint2.F16:.J16])" office:value-type="float" office:value="4" calcext:value-type="float">
            <text:p>4</text:p>
          </table:table-cell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Ajout de la fonctionnalité de la librairie SNMP4J de TRAP</text:p>
          </table:table-cell>
          <table:table-cell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En cours</text:p>
          </table:table-cell>
          <table:table-cell table:formula="of:=SUM([Sprint2.F17:.J17])" office:value-type="float" office:value="1" calcext:value-type="float">
            <text:p>1</text:p>
          </table:table-cell>
          <table:table-cell table:style-name="ce47" table:number-columns-repeated="2"/>
          <table:table-cell table:style-name="ce47" office:value-type="float" office:value="1" calcext:value-type="float">
            <text:p>1</text:p>
          </table:table-cell>
          <table:table-cell table:style-name="ce47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 avec nagios</text:p>
          </table:table-cell>
          <table:table-cell table:style-name="ce9" office:value-type="float" office:value="2" calcext:value-type="float">
            <text:p>2</text:p>
          </table:table-cell>
          <table:table-cell table:style-name="ce38" table:content-validation-name="val1" office:value-type="string" calcext:value-type="string">
            <text:p>En cours</text:p>
          </table:table-cell>
          <table:table-cell table:style-name="ce16" table:formula="of:=SUM([Sprint2.F18:.J18])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3"/>
          <table:table-cell table:style-name="ce24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formula="of:=SUM([Sprint2.F4:.F18])" office:value-type="float" office:value="7" calcext:value-type="float">
            <text:p>7</text:p>
          </table:table-cell>
          <table:table-cell table:formula="of:=SUM([Sprint2.G4:.G18])" office:value-type="float" office:value="9" calcext:value-type="float">
            <text:p>9</text:p>
          </table:table-cell>
          <table:table-cell table:formula="of:=SUM([Sprint2.H4:.H18])" office:value-type="float" office:value="8" calcext:value-type="float">
            <text:p>8</text:p>
          </table:table-cell>
          <table:table-cell table:formula="of:=SUM([Sprint2.I4:.I18])" office:value-type="float" office:value="8" calcext:value-type="float">
            <text:p>8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configuration java pour trap et mib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priorité dans les tâches à l’intérieur sprints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calcext:conditional-formats>
          <calcext:conditional-format calcext:target-range-address="Sprint2.D5:Sprint2.D18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14:Sprint2.I18">
            <calcext:condition calcext:apply-style-name="Gris" calcext:value="=&quot;&quot;" calcext:base-cell-address="Sprint2.F14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D5:Sprint2.D13">
            <calcext:condition calcext:apply-style-name="EtatJaune" calcext:value="=&quot;En cours&quot;" calcext:base-cell-address="Sprint2.D5"/>
            <calcext:condition calcext:apply-style-name="EtatVert" calcext:value="=&quot;Terminée&quot;" calcext:base-cell-address="Sprint2.D5"/>
            <calcext:condition calcext:apply-style-name="EtatRouge" calcext:value="=&quot;Pas commencée&quot;" calcext:base-cell-address="Sprint2.D5"/>
          </calcext:conditional-format>
          <calcext:conditional-format calcext:target-range-address="Sprint2.F5:Sprint2.I12">
            <calcext:condition calcext:apply-style-name="Gris" calcext:value="=&quot;&quot;" calcext:base-cell-address="Sprint2.F5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4:Sprint2.I7">
            <calcext:condition calcext:apply-style-name="Gris" calcext:value="=&quot;&quot;" calcext:base-cell-address="Sprint2.F4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D5:Sprint2.D9 Sprint2.D4:Sprint2.D8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8:Sprint2.I8">
            <calcext:condition calcext:apply-style-name="Gris" calcext:value="=&quot;&quot;" calcext:base-cell-address="Sprint2.F8"/>
          </calcext:conditional-format>
          <calcext:conditional-format calcext:target-range-address="Sprint2.F9:Sprint2.I9">
            <calcext:condition calcext:apply-style-name="Gris" calcext:value="=&quot;&quot;" calcext:base-cell-address="Sprint2.F9"/>
          </calcext:conditional-format>
        </calcext:conditional-formats>
      </table:table>
      <table:table table:name="Sprint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9"/>
        <table:table-column table:style-name="co4" table:default-cell-style-name="Default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ce24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6/02/2017 au 17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4]" office:value-type="float" office:value="40" calcext:value-type="float">
            <text:p>40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2">
            <text:p>Poursuite de l’agent dynamique</text:p>
          </table:table-cell>
          <table:table-cell office:value-type="string" calcext:value-type="string">
            <text:p>Prise en charge de l’envoi de plusieurs OIDs</text:p>
          </table:table-cell>
          <table:table-cell table:style-name="ce8" office:value-type="float" office:value="2" calcext:value-type="float">
            <text:p>2</text:p>
          </table:table-cell>
          <table:table-cell table:style-name="ce50" table:content-validation-name="val1" office:value-type="string" calcext:value-type="string">
            <text:p>Terminée</text:p>
          </table:table-cell>
          <table:table-cell table:style-name="ce15" table:formula="of:=SUM([Sprint3.F4:.J4])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23"/>
          <table:table-cell table:style-name="ce25" office:value-type="string" calcext:value-type="string">
            <text:p>Total estimé :</text:p>
          </table:table-cell>
          <table:table-cell table:style-name="ce27" table:formula="of:=SUM([Sprint3.C4:.C954])" office:value-type="float" office:value="46" calcext:value-type="float">
            <text:p>46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50" table:content-validation-name="val1" office:value-type="string" calcext:value-type="string">
            <text:p>En cours</text:p>
          </table:table-cell>
          <table:table-cell table:formula="of:=SUM([Sprint3.F5:.J5])" office:value-type="float" office:value="2" calcext:value-type="float">
            <text:p>2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/>
          <table:table-cell table:style-name="ce25" office:value-type="string" calcext:value-type="string">
            <text:p>Total réel :</text:p>
          </table:table-cell>
          <table:table-cell table:style-name="ce27" table:formula="of:=SUM([Sprint3.E4:.E954])" office:value-type="float" office:value="39" calcext:value-type="float">
            <text:p>39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table-cell table:style-name="ce2" office:value-type="string" calcext:value-type="string" table:number-columns-spanned="1" table:number-rows-spanned="2">
            <text:p>Interface de débogage (suite et fin)</text:p>
          </table:table-cell>
          <table:table-cell office:value-type="string" calcext:value-type="string">
            <text:p>Finalisation de l’activité de listage des échanges SNMP</text:p>
          </table:table-cell>
          <table:table-cell table:style-name="ce7" office:value-type="float" office:value="4" calcext:value-type="float">
            <text:p>4</text:p>
          </table:table-cell>
          <table:table-cell table:style-name="ce51" table:content-validation-name="val1" office:value-type="string" calcext:value-type="string">
            <text:p>Terminée</text:p>
          </table:table-cell>
          <table:table-cell table:style-name="ce14" table:formula="of:=SUM([Sprint3.F6:.J6])" office:value-type="float" office:value="5" calcext:value-type="float">
            <text:p>5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22"/>
          <table:table-cell table:style-name="ce26" table:formula="of:=NOW()" office:value-type="date" office:date-value="2017-03-10T13:29:26.907394" calcext:value-type="date" table:number-columns-spanned="3" table:number-rows-spanned="1">
            <text:p>vendredi 10 mars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52" table:content-validation-name="val1" office:value-type="string" calcext:value-type="string">
            <text:p>En cours</text:p>
          </table:table-cell>
          <table:table-cell table:formula="of:=SUM([Sprint3.F7:.J7])" office:value-type="float" office:value="2" calcext:value-type="float">
            <text:p>2</text:p>
          </table:table-cell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Le service peut émettre des TRAP (suite)</text:p>
          </table:table-cell>
          <table:table-cell office:value-type="string" calcext:value-type="string">
            <text:p>Fin de recherches sur le fonctionnement d’émission de TRAP</text:p>
          </table:table-cell>
          <table:table-cell table:style-name="ce7" office:value-type="float" office:value="4" calcext:value-type="float">
            <text:p>4</text:p>
          </table:table-cell>
          <table:table-cell table:style-name="ce53" table:content-validation-name="val1" office:value-type="string" calcext:value-type="string">
            <text:p>En cours</text:p>
          </table:table-cell>
          <table:table-cell table:style-name="ce14" table:formula="of:=SUM([Sprint3.F8:.J8])" office:value-type="float" office:value="4" calcext:value-type="float">
            <text:p>4</text:p>
          </table:table-cell>
          <table:table-cell table:style-name="ce66" table:number-columns-repeated="2"/>
          <table:table-cell table:style-name="ce66" office:value-type="float" office:value="4" calcext:value-type="float">
            <text:p>4</text:p>
          </table:table-cell>
          <table:table-cell table:style-name="ce66"/>
          <table:table-cell table:style-name="ce22"/>
          <table:table-cell table:number-columns-repeated="4"/>
        </table:table-row>
        <table:table-row table:style-name="ro3">
          <table:covered-table-cell table:style-name="ce49"/>
          <table:table-cell office:value-type="string" calcext:value-type="string">
            <text:p>Fonctionnalité d’émission de TRAP à terminer</text:p>
          </table:table-cell>
          <table:table-cell table:style-name="ce8" office:value-type="float" office:value="2" calcext:value-type="float">
            <text:p>2</text:p>
          </table:table-cell>
          <table:table-cell table:style-name="ce54" table:content-validation-name="val1" office:value-type="string" calcext:value-type="string">
            <text:p>En cours</text:p>
          </table:table-cell>
          <table:table-cell table:style-name="ce15" table:formula="of:=SUM([Sprint3.F9:.J9])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23"/>
          <table:table-cell table:number-columns-repeated="4"/>
        </table:table-row>
        <table:table-row table:style-name="ro3">
          <table:covered-table-cell table:style-name="ce49"/>
          <table:table-cell office:value-type="string" calcext:value-type="string">
            <text:p>Tests</text:p>
          </table:table-cell>
          <table:table-cell office:value-type="float" office:value="2" calcext:value-type="float">
            <text:p>2</text:p>
          </table:table-cell>
          <table:table-cell table:style-name="ce55" table:content-validation-name="val1" office:value-type="string" calcext:value-type="string">
            <text:p>En cours</text:p>
          </table:table-cell>
          <table:table-cell table:formula="of:=SUM([Sprint3.F10:.J10])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style-name="ce68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 table:number-columns-spanned="1" table:number-rows-spanned="3">
            <text:p>Documentation, tests, optimisation de l’application</text:p>
          </table:table-cell>
          <table:table-cell office:value-type="string" calcext:value-type="string">
            <text:p>Écriture de la javadoc</text:p>
          </table:table-cell>
          <table:table-cell table:style-name="ce7" office:value-type="float" office:value="4" calcext:value-type="float">
            <text:p>4</text:p>
          </table:table-cell>
          <table:table-cell table:style-name="ce56" table:content-validation-name="val1" office:value-type="string" calcext:value-type="string">
            <text:p>En cours</text:p>
          </table:table-cell>
          <table:table-cell table:style-name="ce14" table:formula="of:=SUM([Sprint3.F11:.J11])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22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6" calcext:value-type="float">
            <text:p>6</text:p>
          </table:table-cell>
          <table:table-cell table:style-name="ce57" table:content-validation-name="val1" office:value-type="string" calcext:value-type="string">
            <text:p>En cours</text:p>
          </table:table-cell>
          <table:table-cell table:style-name="ce15" table:formula="of:=SUM([Sprint3.F12:.J12])" office:value-type="float" office:value="4" calcext:value-type="float">
            <text:p>4</text:p>
          </table:table-cell>
          <table:table-cell table:style-name="ce70"/>
          <table:table-cell table:number-columns-repeated="2" table:style-name="ce70" office:value-type="float" office:value="2" calcext:value-type="float">
            <text:p>2</text:p>
          </table:table-cell>
          <table:table-cell table:style-name="ce70"/>
          <table:table-cell table:style-name="ce23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office:value-type="float" office:value="4" calcext:value-type="float">
            <text:p>4</text:p>
          </table:table-cell>
          <table:table-cell table:style-name="ce58" table:content-validation-name="val1" office:value-type="string" calcext:value-type="string">
            <text:p>En cours</text:p>
          </table:table-cell>
          <table:table-cell table:formula="of:=SUM([Sprint3.F13:.J13])" office:value-type="float" office:value="0" calcext:value-type="float">
            <text:p>0</text:p>
          </table:table-cell>
          <table:table-cell table:style-name="ce71" table:number-columns-repeated="4"/>
          <table:table-cell table:number-columns-repeated="5"/>
        </table:table-row>
        <table:table-row table:style-name="ro4">
          <table:table-cell table:style-name="ce2" office:value-type="string" calcext:value-type="string" table:number-columns-spanned="1" table:number-rows-spanned="3">
            <text:p>Installation d’un manager de test</text:p>
          </table:table-cell>
          <table:table-cell office:value-type="string" calcext:value-type="string">
            <text:p>Installation d’un serveur NAGIOS</text:p>
          </table:table-cell>
          <table:table-cell table:style-name="ce7" office:value-type="float" office:value="4" calcext:value-type="float">
            <text:p>4</text:p>
          </table:table-cell>
          <table:table-cell table:style-name="ce59" table:content-validation-name="val1" office:value-type="string" calcext:value-type="string">
            <text:p>Terminée</text:p>
          </table:table-cell>
          <table:table-cell table:style-name="ce14" table:formula="of:=SUM([Sprint3.F14:.J14])" office:value-type="float" office:value="4" calcext:value-type="float">
            <text:p>4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number-columns-repeated="3"/>
          <table:table-cell table:style-name="ce22"/>
          <table:table-cell table:number-columns-repeated="4"/>
        </table:table-row>
        <table:table-row table:style-name="ro4">
          <table:covered-table-cell table:style-name="Default"/>
          <table:table-cell office:value-type="string" calcext:value-type="string">
            <text:p>Configuration du serveur NAGIOS</text:p>
          </table:table-cell>
          <table:table-cell table:style-name="ce8" office:value-type="float" office:value="6" calcext:value-type="float">
            <text:p>6</text:p>
          </table:table-cell>
          <table:table-cell table:style-name="ce60" table:content-validation-name="val1" office:value-type="string" calcext:value-type="string">
            <text:p>Terminée</text:p>
          </table:table-cell>
          <table:table-cell table:style-name="ce15" table:formula="of:=SUM([Sprint3.F15:.J15])" office:value-type="float" office:value="6" calcext:value-type="float">
            <text:p>6</text:p>
          </table:table-cell>
          <table:table-cell table:style-name="ce73" office:value-type="float" office:value="6" calcext:value-type="float">
            <text:p>6</text:p>
          </table:table-cell>
          <table:table-cell table:style-name="ce73" table:number-columns-repeated="3"/>
          <table:table-cell table:style-name="ce23"/>
          <table:table-cell table:number-columns-repeated="4"/>
        </table:table-row>
        <table:table-row table:style-name="ro4">
          <table:covered-table-cell table:style-name="Default"/>
          <table:table-cell office:value-type="string" calcext:value-type="string">
            <text:p>Tests avec notre application (agent dynamique, TRAPs)</text:p>
          </table:table-cell>
          <table:table-cell office:value-type="float" office:value="4" calcext:value-type="float">
            <text:p>4</text:p>
          </table:table-cell>
          <table:table-cell table:style-name="ce61" table:content-validation-name="val1" office:value-type="string" calcext:value-type="string">
            <text:p>En cours</text:p>
          </table:table-cell>
          <table:table-cell table:formula="of:=SUM([Sprint3.F16:.J16])" office:value-type="float" office:value="4" calcext:value-type="float">
            <text:p>4</text:p>
          </table:table-cell>
          <table:table-cell table:style-name="ce74" table:number-columns-repeated="2"/>
          <table:table-cell table:number-columns-repeated="2" table:style-name="ce7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formula="of:=SUM([Sprint3.F4:.F16])" office:value-type="float" office:value="10" calcext:value-type="float">
            <text:p>10</text:p>
          </table:table-cell>
          <table:table-cell table:formula="of:=SUM([Sprint3.G4:.G16])" office:value-type="float" office:value="10" calcext:value-type="float">
            <text:p>10</text:p>
          </table:table-cell>
          <table:table-cell table:formula="of:=SUM([Sprint3.H4:.H16])" office:value-type="float" office:value="10" calcext:value-type="float">
            <text:p>10</text:p>
          </table:table-cell>
          <table:table-cell table:formula="of:=SUM([Sprint3.I4:.I16])" office:value-type="float" office:value="9" calcext:value-type="float">
            <text:p>9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3.D4:Sprint3.D13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13">
            <calcext:condition calcext:apply-style-name="Gris" calcext:value="=&quot;&quot;" calcext:base-cell-address="Sprint3.F4"/>
          </calcext:conditional-format>
          <calcext:conditional-format calcext:target-range-address="Sprint3.D4:Sprint3.D10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8:Sprint3.I10">
            <calcext:condition calcext:apply-style-name="Gris" calcext:value="=&quot;&quot;" calcext:base-cell-address="Sprint3.F8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D4:Sprint3.D7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6">
            <calcext:condition calcext:apply-style-name="Gris" calcext:value="=&quot;&quot;" calcext:base-cell-address="Sprint3.F4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F7:Sprint3.I7">
            <calcext:condition calcext:apply-style-name="Gris" calcext:value="=&quot;&quot;" calcext:base-cell-address="Sprint3.F7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D4:Sprint3.D5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4:Sprint3.I4">
            <calcext:condition calcext:apply-style-name="Gris" calcext:value="=&quot;&quot;" calcext:base-cell-address="Sprint3.F4"/>
          </calcext:conditional-format>
          <calcext:conditional-format calcext:target-range-address="Sprint3.F5:Sprint3.I5">
            <calcext:condition calcext:apply-style-name="Gris" calcext:value="=&quot;&quot;" calcext:base-cell-address="Sprint3.F5"/>
          </calcext:conditional-format>
          <calcext:conditional-format calcext:target-range-address="Sprint3.D14:Sprint3.D16">
            <calcext:condition calcext:apply-style-name="EtatJaune" calcext:value="=&quot;En cours&quot;" calcext:base-cell-address="Sprint3.D14"/>
            <calcext:condition calcext:apply-style-name="EtatVert" calcext:value="=&quot;Terminée&quot;" calcext:base-cell-address="Sprint3.D14"/>
            <calcext:condition calcext:apply-style-name="EtatRouge" calcext:value="=&quot;Pas commencée&quot;" calcext:base-cell-address="Sprint3.D14"/>
          </calcext:conditional-format>
          <calcext:conditional-format calcext:target-range-address="Sprint3.F14:Sprint3.I16">
            <calcext:condition calcext:apply-style-name="Gris" calcext:value="=&quot;&quot;" calcext:base-cell-address="Sprint3.F14"/>
          </calcext:conditional-format>
        </calcext:conditional-formats>
      </table:table>
      <table:table table:name="Sprint4" table:style-name="ta1">
        <table:table-column table:style-name="co16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79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ce23"/>
        <table:table-column table:style-name="co1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7/02/2017 au 10/03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9" table:formula="of:=['Calcul des heures'.K5]" office:value-type="float" office:value="40" calcext:value-type="float">
            <text:p>40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0" calcext:value-type="float">
            <text:p>10</text:p>
          </table:table-cell>
          <table:table-cell table:style-name="ce75" table:content-validation-name="val1" office:value-type="string" calcext:value-type="string">
            <text:p>Pas commencée</text:p>
          </table:table-cell>
          <table:table-cell table:style-name="ce14" table:formula="of:=SUM([Sprint4.F4:.J4])" office:value-type="float" office:value="0" calcext:value-type="float">
            <text:p>0</text:p>
          </table:table-cell>
          <table:table-cell table:style-name="ce82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4.C4:.C953])" office:value-type="float" office:value="44" calcext:value-type="float">
            <text:p>44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ise a jour de la documentation développeur</text:p>
          </table:table-cell>
          <table:table-cell office:value-type="float" office:value="10" calcext:value-type="float">
            <text:p>10</text:p>
          </table:table-cell>
          <table:table-cell table:style-name="ce76" table:content-validation-name="val1" office:value-type="string" calcext:value-type="string">
            <text:p>Pas commencée</text:p>
          </table:table-cell>
          <table:table-cell table:formula="of:=SUM([Sprint4.F5:.J5])" office:value-type="float" office:value="0" calcext:value-type="float">
            <text:p>0</text:p>
          </table:table-cell>
          <table:table-cell table:style-name="ce83" table:number-columns-repeated="4"/>
          <table:table-cell/>
          <table:table-cell table:style-name="ce25" office:value-type="string" calcext:value-type="string">
            <text:p>Total réel :</text:p>
          </table:table-cell>
          <table:table-cell table:style-name="ce27" table:formula="of:=SUM([Sprint4.E4:.E953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office:value-type="float" office:value="5" calcext:value-type="float">
            <text:p>5</text:p>
          </table:table-cell>
          <table:table-cell table:style-name="ce77" table:content-validation-name="val1" office:value-type="string" calcext:value-type="string">
            <text:p>Pas commencée</text:p>
          </table:table-cell>
          <table:table-cell table:formula="of:=SUM([Sprint4.F6:.J6])" office:value-type="float" office:value="0" calcext:value-type="float">
            <text:p>0</text:p>
          </table:table-cell>
          <table:table-cell table:style-name="ce84" table:number-columns-repeated="4"/>
          <table:table-cell/>
          <table:table-cell table:style-name="ce26" table:formula="of:=NOW()" office:value-type="date" office:date-value="2017-03-10T13:29:35.751078" calcext:value-type="date" table:number-columns-spanned="3" table:number-rows-spanned="1">
            <text:p>vendredi 10 mars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9" office:value-type="float" office:value="7" calcext:value-type="float">
            <text:p>7</text:p>
          </table:table-cell>
          <table:table-cell table:style-name="ce78" table:content-validation-name="val1" office:value-type="string" calcext:value-type="string">
            <text:p>Pas commencée</text:p>
          </table:table-cell>
          <table:table-cell table:style-name="ce16" table:formula="of:=SUM([Sprint4.F7:.J7])" office:value-type="float" office:value="0" calcext:value-type="float">
            <text:p>0</text:p>
          </table:table-cell>
          <table:table-cell table:style-name="ce85" table:number-columns-repeated="4"/>
          <table:table-cell table:style-name="ce24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Fin de l’agent dynamique</text:p>
          </table:table-cell>
          <table:table-cell office:value-type="string" calcext:value-type="string">
            <text:p>Prise en charge de l’envoi de plusieurs OIDs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Sprint4.F8:.J8])" office:value-type="float" office:value="0" calcext:value-type="float">
            <text:p>0</text:p>
          </table:table-cell>
          <table:table-cell table:style-name="ce86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content-validation-name="val1" office:value-type="string" calcext:value-type="string">
            <text:p>Pas commencée</text:p>
          </table:table-cell>
          <table:table-cell table:style-name="ce16" table:formula="of:=SUM([Sprint4.F9:.J9])" office:value-type="float" office:value="0" calcext:value-type="float">
            <text:p>0</text:p>
          </table:table-cell>
          <table:table-cell table:style-name="ce87" table:number-columns-repeated="4"/>
          <table:table-cell table:style-name="ce24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Le service peut émettre des TRAP (suite et fin)</text:p>
          </table:table-cell>
          <table:table-cell office:value-type="string" calcext:value-type="string">
            <text:p>Fin de recherches sur le fonctionnement d’émission de TRAP</text:p>
          </table:table-cell>
          <table:table-cell table:style-name="ce7" office:value-type="float" office:value="4" calcext:value-type="float">
            <text:p>4</text:p>
          </table:table-cell>
          <table:table-cell table:style-name="ce80" table:content-validation-name="val1" office:value-type="string" calcext:value-type="string">
            <text:p>Pas commencée</text:p>
          </table:table-cell>
          <table:table-cell table:style-name="ce14" table:formula="of:=SUM([Sprint4.F10:.J10])" office:value-type="float" office:value="0" calcext:value-type="float">
            <text:p>0</text:p>
          </table:table-cell>
          <table:table-cell table:style-name="ce88" table:number-columns-repeated="4"/>
          <table:table-cell table:style-name="ce22"/>
          <table:table-cell table:number-columns-repeated="4"/>
        </table:table-row>
        <table:table-row table:style-name="ro1">
          <table:covered-table-cell table:style-name="ce49"/>
          <table:table-cell office:value-type="string" calcext:value-type="string">
            <text:p>Fonctionnalité d’émission de TRAP à terminer</text:p>
          </table:table-cell>
          <table:table-cell office:value-type="float" office:value="2" calcext:value-type="float">
            <text:p>2</text:p>
          </table:table-cell>
          <table:table-cell table:style-name="ce80" table:content-validation-name="val1" office:value-type="string" calcext:value-type="string">
            <text:p>Pas commencée</text:p>
          </table:table-cell>
          <table:table-cell table:formula="of:=SUM([Sprint4.F11:.J11])" office:value-type="float" office:value="0" calcext:value-type="float">
            <text:p>0</text:p>
          </table:table-cell>
          <table:table-cell table:style-name="ce89" table:number-columns-repeated="4"/>
          <table:table-cell table:number-columns-repeated="5"/>
        </table:table-row>
        <table:table-row table:style-name="ro1">
          <table:covered-table-cell table:style-name="ce49"/>
          <table:table-cell office:value-type="string" calcext:value-type="string">
            <text:p>Tests</text:p>
          </table:table-cell>
          <table:table-cell table:style-name="ce9" office:value-type="float" office:value="2" calcext:value-type="float">
            <text:p>2</text:p>
          </table:table-cell>
          <table:table-cell table:style-name="ce81" table:content-validation-name="val1" office:value-type="string" calcext:value-type="string">
            <text:p>Pas commencée</text:p>
          </table:table-cell>
          <table:table-cell table:style-name="ce16" table:formula="of:=SUM([Sprint4.F12:.J12])" office:value-type="float" office:value="0" calcext:value-type="float">
            <text:p>0</text:p>
          </table:table-cell>
          <table:table-cell table:style-name="ce90" table:number-columns-repeated="4"/>
          <table:table-cell table:style-name="ce24"/>
          <table:table-cell table:number-columns-repeated="4"/>
        </table:table-row>
        <calcext:conditional-formats>
          <calcext:conditional-format calcext:target-range-address="Sprint4.D7:Sprint4.D7 Sprint4.D5:Sprint4.D5">
            <calcext:condition calcext:apply-style-name="EtatJaune" calcext:value="=&quot;En cours&quot;" calcext:base-cell-address="Sprint4.D5"/>
            <calcext:condition calcext:apply-style-name="EtatVert" calcext:value="=&quot;Terminée&quot;" calcext:base-cell-address="Sprint4.D5"/>
            <calcext:condition calcext:apply-style-name="EtatRouge" calcext:value="=&quot;Pas commencée&quot;" calcext:base-cell-address="Sprint4.D5"/>
          </calcext:conditional-format>
          <calcext:conditional-format calcext:target-range-address="Sprint4.F7:Sprint4.I7 Sprint4.F5:Sprint4.I5">
            <calcext:condition calcext:apply-style-name="Gris" calcext:value="=&quot;&quot;" calcext:base-cell-address="Sprint4.F5"/>
          </calcext:conditional-format>
          <calcext:conditional-format calcext:target-range-address="Sprint4.D7:Sprint4.D7 Sprint4.D4:Sprint4.D5">
            <calcext:condition calcext:apply-style-name="EtatJaune" calcext:value="=&quot;En cours&quot;" calcext:base-cell-address="Sprint4.D4"/>
            <calcext:condition calcext:apply-style-name="EtatVert" calcext:value="=&quot;Terminée&quot;" calcext:base-cell-address="Sprint4.D4"/>
            <calcext:condition calcext:apply-style-name="EtatRouge" calcext:value="=&quot;Pas commencée&quot;" calcext:base-cell-address="Sprint4.D4"/>
          </calcext:conditional-format>
          <calcext:conditional-format calcext:target-range-address="Sprint4.F7:Sprint4.I7 Sprint4.F4:Sprint4.I5">
            <calcext:condition calcext:apply-style-name="Gris" calcext:value="=&quot;&quot;" calcext:base-cell-address="Sprint4.F4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  <calcext:conditional-format calcext:target-range-address="Sprint4.D6:Sprint4.D6">
            <calcext:condition calcext:apply-style-name="EtatJaune" calcext:value="=&quot;En cours&quot;" calcext:base-cell-address="Sprint4.D6"/>
            <calcext:condition calcext:apply-style-name="EtatVert" calcext:value="=&quot;Terminée&quot;" calcext:base-cell-address="Sprint4.D6"/>
            <calcext:condition calcext:apply-style-name="EtatRouge" calcext:value="=&quot;Pas commencée&quot;" calcext:base-cell-address="Sprint4.D6"/>
          </calcext:conditional-format>
          <calcext:conditional-format calcext:target-range-address="Sprint4.F6:Sprint4.I6">
            <calcext:condition calcext:apply-style-name="Gris" calcext:value="=&quot;&quot;" calcext:base-cell-address="Sprint4.F6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F8:Sprint4.I9">
            <calcext:condition calcext:apply-style-name="Gris" calcext:value="=&quot;&quot;" calcext:base-cell-address="Sprint4.F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F8:Sprint4.I9">
            <calcext:condition calcext:apply-style-name="Gris" calcext:value="=&quot;&quot;" calcext:base-cell-address="Sprint4.F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F8:Sprint4.I8">
            <calcext:condition calcext:apply-style-name="Gris" calcext:value="=&quot;&quot;" calcext:base-cell-address="Sprint4.F8"/>
          </calcext:conditional-format>
          <calcext:conditional-format calcext:target-range-address="Sprint4.D8:Sprint4.D9">
            <calcext:condition calcext:apply-style-name="EtatJaune" calcext:value="=&quot;En cours&quot;" calcext:base-cell-address="Sprint4.D8"/>
            <calcext:condition calcext:apply-style-name="EtatVert" calcext:value="=&quot;Terminée&quot;" calcext:base-cell-address="Sprint4.D8"/>
            <calcext:condition calcext:apply-style-name="EtatRouge" calcext:value="=&quot;Pas commencée&quot;" calcext:base-cell-address="Sprint4.D8"/>
          </calcext:conditional-format>
          <calcext:conditional-format calcext:target-range-address="Sprint4.F8:Sprint4.I8">
            <calcext:condition calcext:apply-style-name="Gris" calcext:value="=&quot;&quot;" calcext:base-cell-address="Sprint4.F8"/>
          </calcext:conditional-format>
          <calcext:conditional-format calcext:target-range-address="Sprint4.F9:Sprint4.I9">
            <calcext:condition calcext:apply-style-name="Gris" calcext:value="=&quot;&quot;" calcext:base-cell-address="Sprint4.F9"/>
          </calcext:conditional-format>
          <calcext:conditional-format calcext:target-range-address="Sprint4.D10:Sprint4.D12">
            <calcext:condition calcext:apply-style-name="EtatJaune" calcext:value="=&quot;En cours&quot;" calcext:base-cell-address="Sprint4.D10"/>
            <calcext:condition calcext:apply-style-name="EtatVert" calcext:value="=&quot;Terminée&quot;" calcext:base-cell-address="Sprint4.D10"/>
            <calcext:condition calcext:apply-style-name="EtatRouge" calcext:value="=&quot;Pas commencée&quot;" calcext:base-cell-address="Sprint4.D10"/>
          </calcext:conditional-format>
          <calcext:conditional-format calcext:target-range-address="Sprint4.F10:Sprint4.I12">
            <calcext:condition calcext:apply-style-name="Gris" calcext:value="=&quot;&quot;" calcext:base-cell-address="Sprint4.F10"/>
          </calcext:conditional-format>
          <calcext:conditional-format calcext:target-range-address="Sprint4.D10:Sprint4.D12">
            <calcext:condition calcext:apply-style-name="EtatJaune" calcext:value="=&quot;En cours&quot;" calcext:base-cell-address="Sprint4.D10"/>
            <calcext:condition calcext:apply-style-name="EtatVert" calcext:value="=&quot;Terminée&quot;" calcext:base-cell-address="Sprint4.D10"/>
            <calcext:condition calcext:apply-style-name="EtatRouge" calcext:value="=&quot;Pas commencée&quot;" calcext:base-cell-address="Sprint4.D10"/>
          </calcext:conditional-format>
          <calcext:conditional-format calcext:target-range-address="Sprint4.F10:Sprint4.I12">
            <calcext:condition calcext:apply-style-name="Gris" calcext:value="=&quot;&quot;" calcext:base-cell-address="Sprint4.F10"/>
          </calcext:conditional-format>
        </calcext:conditional-formats>
      </table:table>
      <table:table table:name="Sprint5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Sprint du 13/03/2017 au 24/03/2017</text:p>
          </table:table-cell>
          <table:table-cell office:value-type="string" calcext:value-type="string">
            <text:p>Temps Homme estimé (en heure) : </text:p>
          </table:table-cell>
          <table:table-cell table:style-name="ce29" table:formula="of:=['Calcul des heures'.K6]" office:value-type="float" office:value="40" calcext:value-type="float">
            <text:p>40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4">
            <text:p>Documentation, tests, optimisation de l’application</text:p>
          </table:table-cell>
          <table:table-cell office:value-type="string" calcext:value-type="string">
            <text:p>Écriture de la documentation utilisateur</text:p>
          </table:table-cell>
          <table:table-cell table:style-name="ce7" office:value-type="float" office:value="12" calcext:value-type="float">
            <text:p>12</text:p>
          </table:table-cell>
          <table:table-cell table:style-name="ce91" table:content-validation-name="val1" office:value-type="string" calcext:value-type="string">
            <text:p>Pas commencée</text:p>
          </table:table-cell>
          <table:table-cell table:style-name="ce14" table:formula="of:=SUM([Sprint5.F4:.J4])" office:value-type="float" office:value="0" calcext:value-type="float">
            <text:p>0</text:p>
          </table:table-cell>
          <table:table-cell table:style-name="ce95" table:number-columns-repeated="4"/>
          <table:table-cell table:style-name="ce22"/>
          <table:table-cell table:style-name="ce25" office:value-type="string" calcext:value-type="string">
            <text:p>Total estimé :</text:p>
          </table:table-cell>
          <table:table-cell table:style-name="ce27" table:formula="of:=SUM([Sprint5.C4:.C928])" office:value-type="float" office:value="32" calcext:value-type="float">
            <text:p>32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Écriture de la documentation développeur</text:p>
          </table:table-cell>
          <table:table-cell table:style-name="ce8" office:value-type="float" office:value="12" calcext:value-type="float">
            <text:p>12</text:p>
          </table:table-cell>
          <table:table-cell table:style-name="ce92" table:content-validation-name="val1" office:value-type="string" calcext:value-type="string">
            <text:p>Pas commencée</text:p>
          </table:table-cell>
          <table:table-cell table:style-name="ce15" table:formula="of:=SUM([Sprint5.F5:.J5])" office:value-type="float" office:value="0" calcext:value-type="float">
            <text:p>0</text:p>
          </table:table-cell>
          <table:table-cell table:style-name="ce96" table:number-columns-repeated="4"/>
          <table:table-cell table:style-name="ce23"/>
          <table:table-cell table:style-name="ce25" office:value-type="string" calcext:value-type="string">
            <text:p>Total réel :</text:p>
          </table:table-cell>
          <table:table-cell table:style-name="ce27" table:formula="of:=SUM([Sprint5.E4:.E928])" office:value-type="float" office:value="0" calcext:value-type="float">
            <text:p>0</text:p>
          </table:table-cell>
          <table:table-cell table:style-name="ce28" office:value-type="string" calcext:value-type="string">
            <text:p>heures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Tester l’application sur les terminaux finaux</text:p>
          </table:table-cell>
          <table:table-cell table:style-name="ce8" office:value-type="float" office:value="4" calcext:value-type="float">
            <text:p>4</text:p>
          </table:table-cell>
          <table:table-cell table:style-name="ce93" table:content-validation-name="val1" office:value-type="string" calcext:value-type="string">
            <text:p>Pas commencée</text:p>
          </table:table-cell>
          <table:table-cell table:style-name="ce15" table:formula="of:=SUM([Sprint5.F6:.J6])" office:value-type="float" office:value="0" calcext:value-type="float">
            <text:p>0</text:p>
          </table:table-cell>
          <table:table-cell table:style-name="ce97" table:number-columns-repeated="4"/>
          <table:table-cell table:style-name="ce23"/>
          <table:table-cell table:style-name="ce26" table:formula="of:=NOW()" office:value-type="date" office:date-value="2017-03-10T13:29:35.75152" calcext:value-type="date" table:number-columns-spanned="3" table:number-rows-spanned="1">
            <text:p>vendredi 10 mars 2017</text:p>
          </table:table-cell>
          <table:covered-table-cell table:number-columns-repeated="2"/>
          <table:table-cell/>
        </table:table-row>
        <table:table-row table:style-name="ro3">
          <table:covered-table-cell table:style-name="ce3"/>
          <table:table-cell office:value-type="string" calcext:value-type="string">
            <text:p>Correction de l’application</text:p>
          </table:table-cell>
          <table:table-cell table:style-name="ce9" office:value-type="float" office:value="4" calcext:value-type="float">
            <text:p>4</text:p>
          </table:table-cell>
          <table:table-cell table:style-name="ce94" table:content-validation-name="val1" office:value-type="string" calcext:value-type="string">
            <text:p>Pas commencée</text:p>
          </table:table-cell>
          <table:table-cell table:style-name="ce16" table:formula="of:=SUM([Sprint5.F7:.J7])" office:value-type="float" office:value="0" calcext:value-type="float">
            <text:p>0</text:p>
          </table:table-cell>
          <table:table-cell table:style-name="ce98" table:number-columns-repeated="4"/>
          <table:table-cell table:style-name="ce24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formula="of:=SUM([Sprint5.F4:.F7])" office:value-type="float" office:value="0" calcext:value-type="float">
            <text:p>0</text:p>
          </table:table-cell>
          <table:table-cell table:formula="of:=SUM([Sprint5.G4:.G7])" office:value-type="float" office:value="0" calcext:value-type="float">
            <text:p>0</text:p>
          </table:table-cell>
          <table:table-cell table:formula="of:=SUM([Sprint5.H4:.H7])" office:value-type="float" office:value="0" calcext:value-type="float">
            <text:p>0</text:p>
          </table:table-cell>
          <table:table-cell table:formula="of:=SUM([Sprint5.I4:.I7])"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print5.D5:Sprint5.D7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5:Sprint5.I7">
            <calcext:condition calcext:apply-style-name="Gris" calcext:value="=&quot;&quot;" calcext:base-cell-address="Sprint5.F5"/>
          </calcext:conditional-format>
          <calcext:conditional-format calcext:target-range-address="Sprint5.D7:Sprint5.D7 Sprint5.D5:Sprint5.D5">
            <calcext:condition calcext:apply-style-name="EtatJaune" calcext:value="=&quot;En cours&quot;" calcext:base-cell-address="Sprint5.D5"/>
            <calcext:condition calcext:apply-style-name="EtatVert" calcext:value="=&quot;Terminée&quot;" calcext:base-cell-address="Sprint5.D5"/>
            <calcext:condition calcext:apply-style-name="EtatRouge" calcext:value="=&quot;Pas commencée&quot;" calcext:base-cell-address="Sprint5.D5"/>
          </calcext:conditional-format>
          <calcext:conditional-format calcext:target-range-address="Sprint5.F7:Sprint5.I7 Sprint5.F5:Sprint5.I5">
            <calcext:condition calcext:apply-style-name="Gris" calcext:value="=&quot;&quot;" calcext:base-cell-address="Sprint5.F5"/>
          </calcext:conditional-format>
          <calcext:conditional-format calcext:target-range-address="Sprint5.D7:Sprint5.D7 Sprint5.D4:Sprint5.D5">
            <calcext:condition calcext:apply-style-name="EtatJaune" calcext:value="=&quot;En cours&quot;" calcext:base-cell-address="Sprint5.D4"/>
            <calcext:condition calcext:apply-style-name="EtatVert" calcext:value="=&quot;Terminée&quot;" calcext:base-cell-address="Sprint5.D4"/>
            <calcext:condition calcext:apply-style-name="EtatRouge" calcext:value="=&quot;Pas commencée&quot;" calcext:base-cell-address="Sprint5.D4"/>
          </calcext:conditional-format>
          <calcext:conditional-format calcext:target-range-address="Sprint5.F7:Sprint5.I7 Sprint5.F4:Sprint5.I5">
            <calcext:condition calcext:apply-style-name="Gris" calcext:value="=&quot;&quot;" calcext:base-cell-address="Sprint5.F4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  <calcext:conditional-format calcext:target-range-address="Sprint5.D6:Sprint5.D6">
            <calcext:condition calcext:apply-style-name="EtatJaune" calcext:value="=&quot;En cours&quot;" calcext:base-cell-address="Sprint5.D6"/>
            <calcext:condition calcext:apply-style-name="EtatVert" calcext:value="=&quot;Terminée&quot;" calcext:base-cell-address="Sprint5.D6"/>
            <calcext:condition calcext:apply-style-name="EtatRouge" calcext:value="=&quot;Pas commencée&quot;" calcext:base-cell-address="Sprint5.D6"/>
          </calcext:conditional-format>
          <calcext:conditional-format calcext:target-range-address="Sprint5.F6:Sprint5.I6">
            <calcext:condition calcext:apply-style-name="Gris" calcext:value="=&quot;&quot;" calcext:base-cell-address="Sprint5.F6"/>
          </calcext:conditional-format>
        </calcext:conditional-formats>
      </table:table>
      <table:table table:name="Calcul des heures" table:style-name="ta1"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Calcul temps trav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2]*['Calcul des heures'.D2]+['Calcul des heures'.F2]*['Calcul des heures'.H2])*4" office:value-type="float" office:value="156" calcext:value-type="float">
            <text:p>156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3]*['Calcul des heures'.D3]+['Calcul des heures'.F3]*['Calcul des heures'.H3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4]*['Calcul des heures'.D4]+['Calcul des heures'.F4]*['Calcul des heures'.H4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5]*['Calcul des heures'.D5]+['Calcul des heures'.F5]*['Calcul des heures'.H5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jours à temps part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6]*['Calcul des heures'.D6]+['Calcul des heures'.F6]*['Calcul des heures'.H6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'Calcul des heures'.K2:.K6])" office:value-type="float" office:value="316" calcext:value-type="float">
            <text:p>316</text:p>
          </table:table-cell>
          <table:table-cell office:value-type="string" calcext:value-type="string">
            <text:p>heures de proj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Vert" style:family="table-cell" style:parent-style-name="Default">
      <style:table-cell-properties fo:background-color="#99cc99"/>
    </style:style>
    <style:style style:name="EtatJaune" style:family="table-cell" style:parent-style-name="Default">
      <style:table-cell-properties fo:background-color="#ffcc99"/>
    </style:style>
    <style:style style:name="EtatRouge" style:family="table-cell" style:parent-style-name="Default">
      <style:table-cell-properties fo:background-color="#ff8080"/>
    </style:style>
    <style:style style:name="Gris" style:family="table-cell" style:parent-style-name="Default">
      <style:table-cell-properties fo:background-color="#666666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3:17:13.419086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0:55.829313400</meta:creation-date>
    <meta:editing-duration>P1DT7H30M42S</meta:editing-duration>
    <meta:editing-cycles>17</meta:editing-cycles>
    <meta:generator>LibreOffice/5.1.6.2$Linux_X86_64 LibreOffice_project/10m0$Build-2</meta:generator>
    <dc:date>2017-03-10T13:29:35.721146219</dc:date>
    <meta:document-statistic meta:table-count="6" meta:cell-count="555" meta:object-count="0"/>
  </office:meta>
</office:document-meta>
</file>